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572e" officeooo:paragraph-rsid="000c572e"/>
    </style:style>
    <style:style style:name="P2" style:family="paragraph" style:parent-style-name="Text_20_body" style:list-style-name="WW8Num2">
      <style:text-properties officeooo:paragraph-rsid="000d64ec"/>
    </style:style>
    <style:style style:name="P3" style:family="paragraph" style:parent-style-name="Text_20_body">
      <style:text-properties fo:language="pl" fo:country="PL" officeooo:paragraph-rsid="000d64ec"/>
    </style:style>
    <style:style style:name="P4" style:family="paragraph" style:parent-style-name="Text_20_body">
      <style:text-properties officeooo:rsid="000e6da7" officeooo:paragraph-rsid="000e6da7"/>
    </style:style>
    <style:style style:name="P5" style:family="paragraph" style:parent-style-name="Text_20_body">
      <style:text-properties officeooo:rsid="000fe183" officeooo:paragraph-rsid="000fe183"/>
    </style:style>
    <style:style style:name="P6" style:family="paragraph" style:parent-style-name="Text_20_body">
      <style:text-properties officeooo:rsid="0010b8b0" officeooo:paragraph-rsid="0010b8b0"/>
    </style:style>
    <style:style style:name="P7" style:family="paragraph" style:parent-style-name="Text_20_body">
      <style:text-properties officeooo:paragraph-rsid="0015f35e"/>
    </style:style>
    <style:style style:name="P8" style:family="paragraph" style:parent-style-name="Text_20_body">
      <style:text-properties officeooo:rsid="001cfca5" officeooo:paragraph-rsid="001cfca5"/>
    </style:style>
    <style:style style:name="P9" style:family="paragraph" style:parent-style-name="Text_20_body">
      <style:text-properties officeooo:rsid="001ead1a" officeooo:paragraph-rsid="001ead1a"/>
    </style:style>
    <style:style style:name="P10" style:family="paragraph" style:parent-style-name="Standard">
      <style:text-properties officeooo:rsid="0009471f" officeooo:paragraph-rsid="0009471f"/>
    </style:style>
    <style:style style:name="P11" style:family="paragraph" style:parent-style-name="Standard">
      <style:text-properties officeooo:rsid="000b9779" officeooo:paragraph-rsid="000b9779"/>
    </style:style>
    <style:style style:name="P12" style:family="paragraph" style:parent-style-name="Heading_20_1">
      <style:text-properties officeooo:rsid="000fe183" officeooo:paragraph-rsid="000fe183"/>
    </style:style>
    <style:style style:name="P13" style:family="paragraph" style:parent-style-name="Heading_20_1">
      <style:text-properties officeooo:rsid="00138902" officeooo:paragraph-rsid="00138902"/>
    </style:style>
    <style:style style:name="P14" style:family="paragraph" style:parent-style-name="Heading_20_1">
      <style:text-properties officeooo:rsid="001ead1a" officeooo:paragraph-rsid="001ead1a"/>
    </style:style>
    <style:style style:name="P15" style:family="paragraph" style:parent-style-name="Heading_20_1">
      <style:text-properties officeooo:rsid="00207373" officeooo:paragraph-rsid="00207373"/>
    </style:style>
    <style:style style:name="P16" style:family="paragraph" style:parent-style-name="Heading_20_1">
      <style:text-properties officeooo:rsid="002211bd" officeooo:paragraph-rsid="002211bd"/>
    </style:style>
    <style:style style:name="T1" style:family="text">
      <style:text-properties officeooo:rsid="000c79d6"/>
    </style:style>
    <style:style style:name="T2" style:family="text">
      <style:text-properties officeooo:rsid="00ff7e96"/>
    </style:style>
    <style:style style:name="T3" style:family="text">
      <style:text-properties officeooo:rsid="000eefe3"/>
    </style:style>
    <style:style style:name="T4" style:family="text">
      <style:text-properties officeooo:rsid="00125da5"/>
    </style:style>
    <style:style style:name="T5" style:family="text">
      <style:text-properties officeooo:rsid="00138902"/>
    </style:style>
    <style:style style:name="T6" style:family="text">
      <style:text-properties officeooo:rsid="001cfc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15" text:outline-level="1">Tytuł</text:h>
      <text:p text:style-name="P10">Dzin dybry.</text:p>
      <text:p text:style-name="P11">Chcieliśmy przedstawić pracę inżynierską Dzienniki Elektroniuczny</text:p>
      <text:h text:style-name="P15" text:outline-level="1">Zespół</text:h>
      <text:p text:style-name="P1">Naszą PI tworzyły 3 persony w składzie: BK GD GK <text:span text:style-name="T1">pod czujnym okiem Koziołka.</text:span></text:p>
      <text:h text:style-name="P15" text:outline-level="1">Cel i zakres</text:h>
      <text:p text:style-name="P3">Celem niniejszej pracy jest stworzenie dziennika elektronicznego, <text:span text:style-name="T2">mającego za zadanie ułatwienie pracy nauczycielom </text:span>oraz komunikację uczniów i opiekunów ucznia ze szkołą. <text:span text:style-name="T2">Będzie on również umożliwiał ocenianie nauczycieli po każdym zakończonym semestrze.</text:span></text:p>
      <text:p text:style-name="P3">Zakres pracy obejmuje:</text:p>
      <text:list xml:id="list1086008249" text:style-name="WW8Num2">
        <text:list-item>
          <text:p text:style-name="P2">zapoznanie się z istniejącymi technologiami webowymi oraz zgłębienie wiedzy na temat ich działania,</text:p>
        </text:list-item>
        <text:list-item>
          <text:p text:style-name="P2">analiza funkcjonalności istniejących dzienników elektronicznych,</text:p>
        </text:list-item>
        <text:list-item>
          <text:p text:style-name="P2">zapoznanie się z doświadczeniami <text:span text:style-name="T2">użytkowników istniejących już dzienników elektronicznych</text:span>,</text:p>
        </text:list-item>
        <text:list-item>
          <text:p text:style-name="P2">zaprojektowanie diagramów,</text:p>
        </text:list-item>
        <text:list-item>
          <text:p text:style-name="P2">utworzenie bazy danych,</text:p>
        </text:list-item>
        <text:list-item>
          <text:p text:style-name="P2">wykonanie strony obsługując<text:span text:style-name="T2">ej</text:span> dziennik elektroniczny,</text:p>
        </text:list-item>
        <text:list-item>
          <text:p text:style-name="P2">testy aplikacji.</text:p>
        </text:list-item>
      </text:list>
      <text:h text:style-name="P12" text:outline-level="1">Tech i narzędzia</text:h>
      <text:p text:style-name="P5">O Technologiach</text:p>
      <text:p text:style-name="P4">Wymienione technologie zostały użyte w narzędziach takich jak Netb<text:span text:style-name="T3">inś</text:span> do tworzenia kodu, xampp <text:s/><text:span text:style-name="T3">zawierajacy serwer apacza obsługujący php oraz bazę danych MySQL. Ponadto do zaprojektowania Bazy danych wykorzystano MySQL Workbench</text:span></text:p>
      <text:h text:style-name="P12" text:outline-level="1">EER</text:h>
      <text:p text:style-name="P6"><text:span text:style-name="T4">Slajd przedsawia diagram EER naszej Bazy Danych zawierającej 18 tabel.</text:span></text:p>
      <text:h text:style-name="P16" text:outline-level="1">Wstawianie oceny</text:h>
      <text:p text:style-name="P6">Na poniższym slajdzie przedstawiono diagram BPMN przedstawiajacy <text:span text:style-name="T4">proces wstawiania oceny przez nauczyciela.</text:span></text:p>
      <text:h text:style-name="Heading_20_1" text:outline-level="1"><text:soft-page-break/>Z pkt widz nauczyciela</text:h>
      <text:p text:style-name="Text_20_body">W menu nawigacyjnym dostępnym, dla Nauczyciela są na nieb…….. natomiast w kolorze akwamaryna <text:s/>dostępne są funkcjonalności wychowawcy.</text:p>
      <text:p text:style-name="Text_20_body">Pierwszą czynnościa którą nauczyciel powinien wykonac na lekcji jest sprawdzanie obecności. Na tablicy widać funkcję sprawdzania obecnosci, w której zaznacza obecności wprowadza temat zajęć wraz z opisem. </text:p>
      <text:h text:style-name="P13" text:outline-level="1">Z punktu widzienia ucznia</text:h>
      <text:p text:style-name="P7"><text:span text:style-name="T5"><text:s/>W menu nawigacyjnym uczeń ma dostępne 5 zakładek: oceny obec, plan,…, . . Dla ucznia najważniejszą rzeczą jest możliwość sprawdzania ocen przedstawiona na sjadzie. Na dole z rozwijanego menu może wybrać przedmiot z którego chce sprawdzic oceny oraz dzięki przyciskowi wyślij sprawdzic oceny z danego przedmiotul.</text:span></text:p>
      <text:h text:style-name="Heading_20_1" text:outline-level="1">Z punktu widzienia admin istratora</text:h>
      <text:p text:style-name="Text_20_body">W każdym momecie admin może zrobić backupa albo odtworzyc dane z backupa.</text:p>
      <text:h text:style-name="Heading_20_1" text:outline-level="1">Podsumowanie</text:h>
      <text:p text:style-name="Text_20_body">Łii arrr <text:span text:style-name="T6">de best</text:span> bikołs <text:span text:style-name="T6">mamy ocenianie……</text:span></text:p>
      <text:p text:style-name="P8">Przeprowadzono szereg testów które nie wykazały nieprawidłowości w działaniu aplikacji.</text:p>
      <text:h text:style-name="P14" text:outline-level="1">Dzięks</text:h>
      <text:p text:style-name="P9">Dziękujemy że wytrzymaliście państwo do końca prezentacji.</text:p>
      <text:p text:style-name="P9">Jeżeli macie państo jakieś pytania z przyjemnoscia na nie odpowiem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9:44:10.643000000</meta:creation-date>
    <dc:date>2019-01-10T21:24:11.508000000</dc:date>
    <meta:editing-duration>PT8M35S</meta:editing-duration>
    <meta:editing-cycles>5</meta:editing-cycles>
    <meta:generator>LibreOffice/6.1.0.3$Windows_x86 LibreOffice_project/efb621ed25068d70781dc026f7e9c5187a4decd1</meta:generator>
    <meta:document-statistic meta:table-count="0" meta:image-count="0" meta:object-count="0" meta:page-count="2" meta:paragraph-count="35" meta:word-count="329" meta:character-count="2381" meta:non-whitespace-character-count="2101"/>
  </office:meta>
</office:document-meta>
</file>